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letter-spacing="normal" fo:font-style="normal" fo:font-weight="normal"/>
    </style:style>
    <style:style style:name="P3" style:family="paragraph" style:parent-style-name="Standard">
      <style:paragraph-properties fo:margin-left="0cm" fo:margin-right="0cm" fo:text-align="center" style:justify-single-word="false" fo:orphans="2" fo:widows="2" fo:text-indent="0cm" style:auto-text-indent="false"/>
      <style:text-properties fo:font-variant="normal" fo:text-transform="none" fo:letter-spacing="normal" fo:font-style="normal" fo:font-weight="bold" style:font-weight-asian="bold" style:font-weight-complex="bold"/>
    </style:style>
    <style:style style:name="P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letter-spacing="normal" fo:font-style="normal" fo:font-weight="bold" style:font-weight-asian="bold" style:font-weight-complex="bold"/>
    </style:style>
    <style:style style:name="P5"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letter-spacing="normal" fo:font-style="normal" fo:font-weight="normal"/>
    </style:style>
    <style:style style:name="P6" style:family="paragraph" style:parent-style-name="Standard">
      <style:paragraph-properties fo:margin-left="0cm" fo:margin-right="0cm" fo:text-align="center" style:justify-single-word="false" fo:orphans="2" fo:widows="2" fo:text-indent="0cm" style:auto-text-indent="false"/>
      <style:text-properties fo:font-variant="normal" fo:text-transform="none" fo:letter-spacing="normal" fo:font-style="normal"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E MONDE D'ARLENOR : DEFINITION DU JDR</text:p>
      <text:p text:style-name="P4"/>
      <text:p text:style-name="P2"><text:tab/>Le jeu de rôle appelé communément aussi JDR est un jeu de simulation qui permet à chaque participant d'incarner le personnage de son invention et de le faire évoluer dans un univers imaginaire.</text:p>
      <text:p text:style-name="P2"/>
      <text:p text:style-name="P2"><text:tab/>Un Maitre du Jeu, appelé aussi MJ, va ainsi raconter une histoire, décrire l'environnement à travers les sens des personnages joueurs, et donner vie à des personnages non joueurs. Il a le rôle de narrateur.</text:p>
      <text:p text:style-name="P2"><text:tab/>Les joueurs eux, sont des acteurs. Ils vont vivre l'histoire et l'influencer à travers leur personnage, leurs actions, leurs paroles, et leur présence. Ils ont un libre arbitre que le Maitre du Jeu va essayer de contrôler.</text:p>
      <text:p text:style-name="P2"/>
      <text:p text:style-name="P2"><text:tab/>Pour jouer au Monde d'Arlénor, il faut que les joueurs aient à leur disposition : une fiche de personnage complétée, un moyen de lancer des dés... Le tout pouvant s'accompagner de pizzas et de boissons !</text:p>
      <text:p text:style-name="P2"><text:tab/>Dans la campagne du Monde d'Arlénor, les scénarios ont une durée entre 3h et 8h de jeu. Il est possible de les séparer en plusieurs parties selon les disponibilités de chacun, et peuvent se jouer autour d'une table comme en ligne par ordinateur.</text:p>
      <text:p text:style-name="P2"><text:tab/></text:p>
      <text:p text:style-name="P2"><text:tab/>Dans les vidéos suivantes, nous allons créer votre personnage !</text:p>
      <text:p text:style-name="P2"/>
      <text:p text:style-name="P2"/>
      <text:p text:style-name="P3">LE MONDE D'ARLENOR : LES PERSONNAGES ET LEUR IDENTITE</text:p>
      <text:p text:style-name="P2"/>
      <text:p text:style-name="P2"><text:tab/>Un personnage possède des caractéristiques, des compétences et surtout une identité</text:p>
      <text:p text:style-name="P2"/>
      <text:p text:style-name="P2"><text:tab/>Commencez donc par imaginer le personnage que vous souhaiteriez jouer. Est-il grand ou petit ? Un homme ou une femme ? Quel caractère a-t-il ? Apporte-t-il joie et bonheur, ou destruction et tyrannie ?</text:p>
      <text:p text:style-name="P2"/>
      <text:p text:style-name="P2"><text:tab/>Pour bien définir l'identité d'un personnage il faut réfléchir à :</text:p>
      <text:p text:style-name="P2"><text:tab/>- son nom (nom usuel, ou prénom avec nom de famille)</text:p>
      <text:p text:style-name="P2"><text:tab/>- son age (dans la campagne d'Arlénor, l'age doit être compris entre 20 et 25 ans)</text:p>
      <text:p text:style-name="P2"><text:tab/>- ses convictions, sa personnalité, ce qui l'anime</text:p>
      <text:p text:style-name="P2"><text:tab/>- son passé (dans la campagne d'Arlénor, les personnages ne connaissent pas leur famille biologique : ils sont adoptés ou autres)</text:p>
      <text:p text:style-name="P2"><text:tab/>- et pour finir, son peuple, sa race.</text:p>
      <text:p text:style-name="P2"/>
      <text:p text:style-name="P2"><text:tab/>Selon la race, le personnage obtiendra des points supplémentaires dans certaines compétences. La race détermine aussi les points d’Énergie Vitale qu'aura le personnage ainsi que sa place sociale dans le Monde d'Arlénor.</text:p>
      <text:p text:style-name="P1"><text:tab/>Il existe 6 races jouables dans le Monde d'Arlénor. Leur origine et leur histoire sont décrites en détails dans le Livret de l'Univers. Ici on va parler de leur influence sur les points d'Energie Vitale, les compétences et de leur particularités :</text:p>
      <text:p text:style-name="P1"/>
      <text:p text:style-name="P1">En premier il y a les humains, la race la plus simple à jouer :</text:p>
      <text:p text:style-name="P1">- Energie vitale à 6</text:p>
      <text:p text:style-name="P1">- Athlétisme à 1</text:p>
      <text:p text:style-name="P1"/>
      <text:p text:style-name="P1">Ensuite il y a les elfes :</text:p>
      <text:p text:style-name="P1">- Energie vitale à 8</text:p>
      <text:p text:style-name="P1"><text:soft-page-break/>- Et une addiction au choix : (dépense d'énergie vitale ou diversité des cristaux)</text:p>
      <text:p text:style-name="P1"/>
      <text:p text:style-name="P1">Troisièmement, les nains :</text:p>
      <text:p text:style-name="P1">- Energie vitale à 8</text:p>
      <text:p text:style-name="P1">- Animaux et Combat à 1</text:p>
      <text:p text:style-name="P1">- Une immunité au choix : (aux maladies et aux poisons OU au froid)</text:p>
      <text:p text:style-name="P1">- Besoin du chasseur : envie fréquente de tuer et de manger de la viande crue</text:p>
      <text:p text:style-name="P1"/>
      <text:p text:style-name="P1">Il y a aussi les mutants <text:s/>:</text:p>
      <text:p text:style-name="P1">- Energie vitale à 8</text:p>
      <text:p text:style-name="P1">- Furtivité et Manipulation à 1</text:p>
      <text:p text:style-name="P1">- Partie animale au choix (agissant selon un certain degré sur l'apparence physique et sur le comportement du personnage)</text:p>
      <text:p text:style-name="P1"/>
      <text:p text:style-name="P1">Dans les races encore plus difficiles mais plus intéressantes à jouer, il y a les pans :</text:p>
      <text:p text:style-name="P1">- Energie vitale à 12</text:p>
      <text:p text:style-name="P1">- Intuition et Médecine à 1</text:p>
      <text:p text:style-name="P1">- Manipulation de l'énergie vitale</text:p>
      <text:p text:style-name="P1">- Et au choix : Technophobie ou agoraphobie</text:p>
      <text:p text:style-name="P1"/>
      <text:p text:style-name="P1">Pour finir, les arléniens :</text:p>
      <text:p text:style-name="P1">- Energie vitale à 10</text:p>
      <text:p text:style-name="P1">- Combat, Intuition et Survie à 1</text:p>
      <text:p text:style-name="P1">- Et une gestion particulière des cristaux via tatouages</text:p>
      <text:p text:style-name="P2"/>
      <text:p text:style-name="P2">Nous allons maintenant appliquer ce que l'on vient de voir en créant un personnage. </text:p>
      <text:p text:style-name="P2">Je vais prendre Sakura Kinomoto de la série Card Captor Sakura et la transformer en personnage du Monde d'Arlénor. Pour cela, je vais remplir une nouvelle fiche et tout au long des vidéos, j'utilisais ce personnage comme exemple.</text:p>
      <text:p text:style-name="P2"/>
      <text:p text:style-name="P2">Pour le nom du personnage ce sera : Sakura Kinomoto. <text:s/>Le nom reste très japonais pour le Monde d'Arlénor, mais je le garde par simplicité dans l'exemple.</text:p>
      <text:p text:style-name="P2">Pour la faire entrer dans la campagne d'Arlénor, je mets son age à un minimum de 20 ans.</text:p>
      <text:p text:style-name="P2">Pour sa personnalité, je pense à quelques adjectifs définissant : courageuse, pleine de joie et altruiste.</text:p>
      <text:p text:style-name="P2">Et pour la faire rentrer dans la campagne encore, j'indiquerai qu'elle fut adoptée par une famille généreuse, aimante avec elle.</text:p>
      <text:p text:style-name="P2">Pour finir, concernant la race de Sakura, je continue à faire au plus simple : la race des humains. Ses points d'Energie Vitale va donc être à 6 et sa compétence Athlétisme va être de base à 1.</text:p>
      <text:p text:style-name="P2"/>
      <text:p text:style-name="P2">L'age, la personnalité et le passé du personnage n'entrent pas dans la fiche de personnage. Cependant il est intéressant de les noter pour mieux le faire vivre <text:s/>ensuite tout au long de l'aventure.</text:p>
      <text:p text:style-name="P2"/>
      <text:p text:style-name="P2">C'est fini maintenant pour cette partie là. On va passer aux caractéristiques.</text:p>
      <text:p text:style-name="P2"/>
      <text:p text:style-name="P4"><text:tab/>LE MONDE D'ARLENOR : LES PERSONNAGES ET LEURS STATS</text:p>
      <text:p text:style-name="P2"/>
      <text:p text:style-name="P2"><text:tab/>Nous allons maintenant nous intéresser aux caractéristiques. Ce sont des valeurs qui définissent la capacité physique, mentale, et même magique, du personnage. Donc la première question sera : comment va être le personnage ? Costaud ? Agile ? Réfléchi ? Imposant ? Puissant ?</text:p>
      <text:p text:style-name="P2">Il y a 5 caractéristiques représentant ces adjectifs : la Vigueur, l'Habileté, l'Intellect, la Présence, et le Pouvoir.</text:p>
      <text:p text:style-name="P2"><text:soft-page-break/><text:tab/>De base, les personnages ont 1 point et peuvent aller jusqu'à 5 selon l'échelle suivante : Faible, Intermédiaire, Fort, Expert, Divin. Et lors de la création, 8 points sont à repartir en plus de ceux de base. </text:p>
      <text:p text:style-name="P2"><text:tab/>Les points de Vie et les points d'Initiative découlent directement des caractéristiques. Les points de Vie sont égaux à 3 fois la Vigueur. Et les points d'Initiative sont égaux à l'Habileté plus l'Intellect.</text:p>
      <text:p text:style-name="P2"/>
      <text:p text:style-name="P2"><text:tab/>Ensuite, viennent les compétences. Elles définissent ce qu'ont appris leur personnage au cours de sa vie. Les domaines dans lesquels il est doué, intéressé ou ignorant...</text:p>
      <text:p text:style-name="P2"><text:tab/>Les compétences vont de 0 à 10, en sachant qu'une compétence à 0 donne un malus à son jet de compétence (nous verront cela dans une prochaine vidéo). A côté de ça, un personnage peut avoir une spécialisation dans une compétence qui lui donnera un bonus à son jet : par exemple, une spécialité Épée pour la compétence Combat, ou la spécialité Théologie dans la compétence Savoir.</text:p>
      <text:p text:style-name="P2"><text:tab/>La liste de spécialités est visible dans le Manuel du Joueur. Pour les compétences liés aux cristaux, une spécialité est liée à un cristal en particulier.</text:p>
      <text:p text:style-name="P2"/>
      <text:p text:style-name="P2"><text:tab/>Lors de la création, 50 points sont à répartir dans toutes les compétences, y compris celle des cristaux. L'augmentation d'une compétence coûte 1 point, l'ajout d'une spécialisation coûte 2 points.</text:p>
      <text:p text:style-name="P2"/>
      <text:p text:style-name="P2">Passons de nouveau à un exemple, avec le personnage de Sakura.</text:p>
      <text:p text:style-name="P2">Dans cette partie, nous allons remplir toutes ses caractéristiques et ses compétences.</text:p>
      <text:p text:style-name="P2"/>
      <text:p text:style-name="P2">Les caractéristiques sont de base à 1. Sakura est très agile et réfléchie, je mets son Habileté et son Intellect à 3. Je mets à sa Présence à 2 pour « Normal » et sa Vigueur à 1 pour « Faible ».</text:p>
      <text:p text:style-name="P2">Sakura se dénotte par sa puissance magique, un niveau de Pouvoir égal à 4.</text:p>
      <text:p text:style-name="P2">Vérifions que nous ayions un total donc de 13 points pour ses caractéristiques.</text:p>
      <text:p text:style-name="P2"/>
      <text:p text:style-name="P2">Pour les compétences, chacun a sa technique pour répartir les 50 points. Par ma part, je mets 2 dans une compétence peu utilisée, 4 dans assez utilisée, et 6 dans très utilisées.</text:p>
      <text:p text:style-name="P2"/>
      <text:p text:style-name="P2">Ce qui donne pour Sakura :</text:p>
      <text:p text:style-name="P2"/>
      <text:p text:style-name="P2">Il nous reste 6 points à répartir. Je vais les utiliser pour lui donner des spécialités dans ses compétences. Une spécialité Course pour l'Athlétisme, Esquive pour le Combat, et Capture pour les cristaux d'Invocation.</text:p>
      <text:p text:style-name="P2"/>
      <text:p text:style-name="P2">Ne pas oublier de rajouter les bonus liées à la race : c'est à dire +1 en Athlétisme pour Sakura.</text:p>
      <text:p text:style-name="P2"/>
      <text:p text:style-name="P2">Et voilà pour la gestion des caractéristiques et des compétences. Dans la prochaine vidéo, j'expliquerai le fonctionnement des pouvoirs et des cristaux et j'expliciterais pourquoi avoir choisi de mettre des points dans la compétence Invocation de Sakura.</text:p>
      <text:p text:style-name="P2"/>
      <text:p text:style-name="P2"/>
      <text:p text:style-name="P3">LE MONDE D'ARLENOR : LES PERSONNAGES, LES CRISTAUX</text:p>
      <text:p text:style-name="P2"/>
      <text:p text:style-name="P2"><text:tab/>On a donc vu les compétences, ainsi que la quantité d'énergie vitale attribuée aux races. Voyons maintenant les cristaux en tant que tel. Les cristaux ont différentes propriétés expliquées en détail dans le Livret de l'Univers, mais ici on va parler de leur type et de leur rang.</text:p>
      <text:p text:style-name="P2"><text:tab/></text:p>
      <text:p text:style-name="P2"><text:tab/>Dans le Monde d'Arlénor, les personnages sont libres d'avoir n'importe quel pouvoir mais il faut le classer. Il y a différents types : Élémentaire, Invocation, Mental, Transformation, Spatiaux-temporel et le type Spécial qui définit les inclassables. Le choix de ce type aura un impact lors des <text:soft-page-break/>jets de compétences : l'activation d'un cristal de Feu, donc de type Elementaire, demande alors de faire un jet de compétence « Elementaire ».</text:p>
      <text:p text:style-name="P2"><text:tab/>Le rang lui, désigne la puissance maximum que peut avoir un cristal. Définir un rang pour un cristal est subjectif, il est à définir avec le Maitre du Jeu. On peut donc dire qu'un cristal de rang S est Super Puissant, et qu'un cristal de rang D quasiment inutile. Le rang va aussi affecter le coût en énergie magique : cela va ainsi limiter l'utilisation de ce cristal dans les parties.</text:p>
      <text:p text:style-name="P2"/>
      <text:p text:style-name="P2"><text:tab/>Lors de la création, un personnage ne peut avoir aucun cristal de rang S, et au maximum qu'un seul cristal de rang A, pour un total de 2 cristaux.</text:p>
      <text:p text:style-name="P2"/>
      <text:p text:style-name="P2">De nouveau, on retourne sur notre exemple : Sakura.</text:p>
      <text:p text:style-name="P2"/>
      <text:p text:style-name="P2">Dans la série, elle capture des cartes et s'en sert pour en capturer d'autres. Dans le Monde d'Arlénor, je vais donc créer deux cristaux : un pour la Capture et un pour l'utilisation. Pour le roleplay, les deux cristaux seront sur ou dans son sceptre.</text:p>
      <text:p text:style-name="P2"/>
      <text:p text:style-name="P2">Définissons le cristal de la Capture. Notre Sakura pourra transformer en carte n'importe quoi, ou n'importe qui. On peut dire que ce sera un cristal de type Invocation (ou Spatiauxtemporel). Pour simplifier avec le cristal suivant, je reste sur le type Invocation.</text:p>
      <text:p text:style-name="P2">Ce genre de pouvoir est très puissant en jeu. Cela voudra dire qu'elle pourra transformer des monstres / boss ou des objets bloquants en carte. Je définirais donc pour ce cristal le rang A et donc un coût en énergie vitale à 3.</text:p>
      <text:p text:style-name="P2"/>
      <text:p text:style-name="P2">Le second cristal sert à Invoquer ce qu'elle aura capturé précédemment. Pour diminuer le pouvoir notre Sakura, on fixera une limite : lorsqu'elle capturera une carte, ce sera le Maitre du Jeu qui décidera de son nom et de l'effet que Sakura peut produire en l'invoquant. Le cristal sera donc du type Invocation et on peut estimer son rang à B voire C. On choisira B pour que Sakura ne puisse l'utiliser qu'environ 3 fois en un scénario (ce qui est déjà pas mal).</text:p>
      <text:p text:style-name="P2"/>
      <text:p text:style-name="P2">Notre Sakura possède maintenant, une identité, des stats, et des pouvoirs, il ne lui manque plus qu'un peu d'équipement !</text:p>
      <text:p text:style-name="P2"/>
      <text:p text:style-name="P2"/>
      <text:p text:style-name="P3">LE MONDE D'ARLENOR : LES PERSONNAGES ET L'EQUIPEMENT</text:p>
      <text:p text:style-name="P2"/>
      <text:p text:style-name="P2"><text:tab/>Dans le Monde d'Arlénor, la magie est omniprésente, mais cela ne veut pas dire que tout le monde peut ou veuille devenir un grand mage.</text:p>
      <text:p text:style-name="P2"><text:tab/>Il existe d'autres moyens de se battre, des armes traditionnelles. Dans cet univers, les armes et les armures sont principalement du type médiéval-fantastique, et rarement futuristes. Les armes à feu sont possibles, mais les armes de tir les plus répandues ont très souvent un lien avec les cristaux. Par exemple, si vous souhaitez avoir un blaster ou un sabre laser comme dans Star Wars, le support de l'arme contiendra un cristal, et l'effet laser sera le pouvoir du cristal.</text:p>
      <text:p text:style-name="P2"><text:tab/>Car en général, la magie s'utilise en complément des armes traditionnelles.</text:p>
      <text:p text:style-name="P2"/>
      <text:p text:style-name="P2"><text:tab/>Voici une liste d'armes et d'armures possibles à avoir lors de la création de personnages. Les bonus et les malus d'Attaque et de Défense n'ont d'effet que lorsqu'ils sont équipés.</text:p>
      <text:p text:style-name="P2"/>
      <text:p text:style-name="P2"><text:tab/>Il n'est pas possible de dépasser trois types d'armes et d'armures pour des raisons de simplicité et de logique en terme de poids et de transport.</text:p>
      <text:p text:style-name="P2">Et concernant le reste de l'équipement possible (c'est à dire hors armes et armures), cela sera en fonction des scénarios et du maitre du jeu.</text:p>
      <text:p text:style-name="P2"/>
      <text:p text:style-name="P2"><text:soft-page-break/></text:p>
      <text:p text:style-name="P2">Retournons de nouveau sur la fiche de Sakura.</text:p>
      <text:p text:style-name="P2"/>
      <text:p text:style-name="P2"/>
      <text:p text:style-name="P2">Sakura possède un bâton :</text:p>
      <text:p text:style-name="P2">C'est une arme contondante qui lui donnera un bonus de 2 lors des jets d'attaque au corps à corps et lors des jets de défense. Le ba^ton est assez léger pour que Sakura puisse l'utiliser.</text:p>
      <text:p text:style-name="P2"/>
      <text:p text:style-name="P2">Sakura ne possède par contre pas d'armes à distance, et on va lui donner des vêtements renforcés. Sa Vigueur étant à 1 elle ne peut pas porter d'armure de cuir ou de cottes de mailles (ce qui va bien avec le type de personnage qu'est Sakura);</text:p>
      <text:p text:style-name="P2">Le vêtement renforcé lui donnera un bonus de 2 lors des jets de défense et aucun malus aux actions.</text:p>
      <text:p text:style-name="P2"/>
      <text:p text:style-name="P2"><text:tab/>Ca y est, notre Sakura est finie.</text:p>
      <text:p text:style-name="P2"><text:tab/>Après tout ça, vous devriez pouvoir remplir votre fiche de personnage et on pourra passer dans la prochaine vidéo à comment l'utiliser.</text:p>
      <text:p text:style-name="P2"/>
      <text:p text:style-name="P2"/>
      <text:p text:style-name="P3">LE MONDE D'ARLENOR : LE SYSTEME DE JETS</text:p>
      <text:p text:style-name="P2"/>
      <text:p text:style-name="P2"><text:tab/>On va voir dans cette vidéo, trois façons d'utiliser notre fiche de personnage. Ou plutot, trois types de jets de dès. Il y en a d'autres, moins utilisés, donc je vais juste vous expliquer : Le jet de test inné, le jet de tests pour compétences, et le système de combat. Dans le Monde d'Arlénor, nous utilisons des dés à 6 faces seulement.</text:p>
      <text:p text:style-name="P2"/>
      <text:p text:style-name="P2">Le test inné consiste à lancer les dés lorsque cela concerne juste une caractéristique et non une compétence. Le test s'effectue de la façon suivante :</text:p>
      <text:p text:style-name="P2"/>
      <text:p text:style-name="P2">On lance 1D6 par valeur de la caractéristique testée puis on ajoute les différents bonus ou malus liés à l'équipement. Le Maitre du Jeu conforntera la valeur obtenue à la diffculté du test. Si la valeur y est égale ou supérérieur, le test est réussi. Sinon c'est un échec.</text:p>
      <text:p text:style-name="P2"/>
      <text:p text:style-name="P2">Prenons un exemple : Sakura se fait poursuivre par un monstre et arrive près d'une foule. Elle va tenter de se faire entendre pour prévenir la foule du danger.</text:p>
      <text:p text:style-name="P2"/>
      <text:p text:style-name="P2">Le test pour attirer l'attention sera donc porté sur la PREsence. Sakura est en train de courir en même temps et la foule fait déjà pas mal de bruit. Elle n'est donc pas dans une bonne situation. Le Maitre du Jeu détermine alors la difficulté à 10.</text:p>
      <text:p text:style-name="P2"/>
      <text:p text:style-name="P2">On lance 2D6 + 0 points de bonus ou malus. Si le résultat est égal ou supérieur à 10, Sakura se fait remarquer et la foule sera prévenue du danger.</text:p>
      <text:p text:style-name="P2"/>
      <text:p text:style-name="P2">CAS PARTICULIER DANS TOUS LES JETS : Si tous les dés lancés sont à 1, c'est un échec critique. Ce qui fait que si le test a été réussi, cela a été quand même un échec. Et si le test n'a pas été réussi, non seulement cela a été un echec, mais en plus cela déclenche une catastrophe.</text:p>
      <text:p text:style-name="P2"/>
      <text:p text:style-name="P2">Autre cas particulier : Si tous les dés lancés sont à 6, c'est une réussite critique, le joueur peut relancer un dés pour augmenter son score. Si le nouveau dés effectue un 6, c'est encore une réussite critique et on relance encore.</text:p>
      <text:p text:style-name="P2"/>
      <text:p text:style-name="P2"/>
      <text:p text:style-name="P2"><text:soft-page-break/>Maintenant on va parler du jet de dés le plus utilisé : celui pour les compétences. Il fonctionne comme pour le jet inné mais on va rajouter des valeurs supplémentaires :</text:p>
      <text:p text:style-name="P2">On lance 1D6 par valeur de la caractéristique testée puis on ajoute la valeur de la compétence correspondante. Si le joueur a une spécialisation lié à ce jet de compétence, on rajoute un bonus +4, et s'il a de l'équipement, on y rajoute leur bonus ou malus. Le tout sera aussi confronté à une difficulté.</text:p>
      <text:p text:style-name="P2"/>
      <text:p text:style-name="P2">Nouvel exemple : Sakura se fait poursuivre toujours par le même monstre; Mais celui ci semble la rattrapper. Faisons un test d'Athlétisme donc pour le savoir.</text:p>
      <text:p text:style-name="P2"/>
      <text:p text:style-name="P2">On lance 1D6 pour la VIG, la caractéristique liée à Athlétisme pour ce type de test, on y rajoute les 4 points de sa compétence Athlétisme, puis les 4 points bonus de sa spécialité Course, car là c'est bien un test pour de la course. Et pour finir, Sakura n'a pas de malus lié à son équipement.</text:p>
      <text:p text:style-name="P2"/>
      <text:p text:style-name="P2">De même, si le test est réussi, alors Sakura ne se fera pas rattrapé.</text:p>
      <text:p text:style-name="P2"/>
      <text:p text:style-name="P2">Le dernier type de jet que je vais vous expliquer est pour le système de combat.</text:p>
      <text:p text:style-name="P2"/>
      <text:p text:style-name="P2">Dans un combat, il y a différentes actions que l'on peut effectuer, mais ici on va se concentrer sur l'action « Porter une attaque ».</text:p>
      <text:p text:style-name="P2"/>
      <text:p text:style-name="P2">Il y a trois formules pour porter une attaque :</text:p>
      <text:p text:style-name="P2">Une pour les attaques au corps à corps</text:p>
      <text:p text:style-name="P2">Une pour les attaques à distance</text:p>
      <text:p text:style-name="P2">Et une pour une attaque via la magie</text:p>
      <text:p text:style-name="P2"/>
      <text:p text:style-name="P2">Toutes fonctionnent sur le même principe : Caractéristique + Compétence + Spécialité s'il y en a une utilisable + Bonus / Malus d'équipement</text:p>
      <text:p text:style-name="P2"/>
      <text:p text:style-name="P2">Ces formules vont toutes donner une valeur d'Attaque qu'il va falloir confronter à la valeur de Défense de l'adversaire.</text:p>
      <text:p text:style-name="P2"/>
      <text:p text:style-name="P2">Pour la défense, il y a aussi trois formules :</text:p>
      <text:p text:style-name="P2">Une pour une attaque physique ou magique, au corps à corps</text:p>
      <text:p text:style-name="P2">Une pour une attaque physique ou magique, à distance</text:p>
      <text:p text:style-name="P2">Une pour une attaque surprise</text:p>
      <text:p text:style-name="P2"/>
      <text:p text:style-name="P2">Elles fonctionnent aussi sur le même principe, mais les spécialités associées sont forcément Parade pour le corps à corps et Esquive pour la distance.</text:p>
      <text:p text:style-name="P2"/>
      <text:p text:style-name="P2">En ayant la valeur d'Attaque et de Défense, nous pouvons ensuite calculer les dégats subits en soustrayant la valuer de Défense à celle d'Attaque. Les dégats subits seront généalement des dégats Létaux, ce qui fera baisser directement les points de Vie de la cible attaquée.</text:p>
      <text:p text:style-name="P2"/>
      <text:p text:style-name="P2">Prenons encore un exemple : </text:p>
      <text:p text:style-name="P2">Sakura se fait rattraper par le monstre et entre donc en combat.</text:p>
      <text:p text:style-name="P2">Sakura et le monstre vont d'abord lancer un dé pour l'Initiative.</text:p>
      <text:p text:style-name="P2">Sakura lance 1D6 + son score d'Initiative qui est à 6.</text:p>
      <text:p text:style-name="P2">Elle fait 10, lui a fait 12. Il joue en premier.</text:p>
      <text:p text:style-name="P2"/>
      <text:p text:style-name="P2"/>
      <text:p text:style-name="P2"/>
      <text:p text:style-name="P2"><text:soft-page-break/>Le monstre attaque Sakura en lançant une boule de feu via un cristal de Feu.</text:p>
      <text:p text:style-name="P2">Il a 3 en Pouvoir et 5 points dans le type Elementaire. De plus le Feu c'est sa spécialité !</text:p>
      <text:p text:style-name="P2">Pour cela il fait :</text:p>
      <text:p text:style-name="P2"/>
      <text:p text:style-name="P2">3D6 + 5 + 4 points bonus de spécialité et aucun malus ni bonus d'équipement</text:p>
      <text:p text:style-name="P2"/>
      <text:p text:style-name="P2">Il fait 18. Maintenant voyons la valeur de défense de Sakura. L'attaque est de type magique, à distance, l'Habilieté de Sakura est à 3, sa compétence combat à 4, avec un bonus d'Esquive, et elle a un baton lui donnant +2 en Défense.</text:p>
      <text:p text:style-name="P2">Ce qui donne</text:p>
      <text:p text:style-name="P2"/>
      <text:p text:style-name="P2">3D6 + 4 + 4 + 2</text:p>
      <text:p text:style-name="P2">Elle fait malheureusent 15.</text:p>
      <text:p text:style-name="P2"/>
      <text:p text:style-name="P2">Sakura malgré sa rapidité, ne s'attendait pas à ce que le monstre attaque avec une boule feu. Dans la surprise elle subit alors 18 – 15, donc 3 points de dégats.</text:p>
      <text:p text:style-name="P2"/>
      <text:p text:style-name="P2"/>
      <text:p text:style-name="P2"/>
      <text:p text:style-name="P2">Nous avons fini par voir quelques utilisations de la fiche de personnage en jeu. Il y en a d'autres, moins utilisées mais quand même existantes. Le reste est décrit en détails dans le Manuel du Joueur.</text:p>
      <text:p text:style-name="P2"/>
      <text:p text:style-name="P2">Il est souvent difficile de se projeter avec ses formules et ses cas d'utilisations, mais sachez que durant les parties, vous pouvez avoir des doutes et demander à votre Maitre du Jeu : le jet de dés à faire pour telle ou telle action.</text:p>
      <text:p text:style-name="P2">Ces règles sont faites pour avoir un peu de hasard et de piment dans le jeu, mais le but est de s'amuser et non de se prendre la tête au point près.</text:p>
      <text:p text:style-name="P2">J'espère que cette série de vidéos vous aura plu et que cela vous a donné quelques idées de personnages à créer/ à jouer ^^</text:p>
      <text:p text:style-name="P2">A bientôt, et bon jeu à vou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6-16T20:49:24.54</meta:creation-date>
    <dc:date>2018-06-24T12:37:06.44</dc:date>
    <meta:editing-duration>PT23H27M59S</meta:editing-duration>
    <meta:editing-cycles>34</meta:editing-cycles>
    <meta:generator>OpenOffice/4.1.3$Win32 OpenOffice.org_project/413m1$Build-9783</meta:generator>
    <meta:document-statistic meta:table-count="0" meta:image-count="0" meta:object-count="0" meta:page-count="7" meta:paragraph-count="144" meta:word-count="3236" meta:character-count="18148"/>
  </office:meta>
</office:document-meta>
</file>